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74560d5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7442798" officeooo:paragraph-rsid="07e01f4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Standard" style:master-page-name="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fo:background-color="transparent" style:writing-mode="lr-tb"/>
      <style:text-properties style:font-name="Times New Roman" fo:font-size="12pt" fo:language="uk" fo:country="UA" fo:font-weight="normal" officeooo:rsid="07442798" officeooo:paragraph-rsid="0745034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9100a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dd38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98b3a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446bd9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b3a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f02ef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74f8754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74f8754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3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31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e01f4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4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50293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4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76760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dd38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806c1de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e397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f536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dd38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6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98b3a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93df9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aaf94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ab83e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ac3b11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b3a35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8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d6fefe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b3a35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9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b3a35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9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c89fc5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b3a354" officeooo:paragraph-rsid="07d8f8c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1e9ad0" officeooo:paragraph-rsid="082051c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10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450348" fo:background-color="transparent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54" style:family="paragraph" style:parent-style-name="Standard" style:list-style-name="L11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450348" fo:background-color="transparent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55" style:family="paragraph" style:parent-style-name="Standard" style:list-style-name="L8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d8f8c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9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b3a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611b82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7442798" officeooo:paragraph-rsid="07442798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59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7442798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60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80aee4f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fo:background-color="#ffffff" loext:char-shading-value="0" style:font-weight-asian="bold"/>
    </style:style>
    <style:style style:name="T5" style:family="text">
      <style:text-properties fo:language="uk" fo:country="UA" fo:font-weight="bold" style:font-weight-asian="bold" style:font-weight-complex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74284d9" style:font-name-asian="Times New Roman1" style:font-weight-asian="bold" style:font-size-complex="14pt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officeooo:rsid="0012bbd1"/>
    </style:style>
    <style:style style:name="T11" style:family="text">
      <style:text-properties fo:font-size="12pt" fo:language="uk" fo:country="UA" fo:font-weight="normal" officeooo:rsid="073eec8c" fo:background-color="transparent" loext:char-shading-value="0" style:font-size-asian="12pt" style:font-weight-asian="normal" style:font-size-complex="12pt" style:font-weight-complex="bold"/>
    </style:style>
    <style:style style:name="T12" style:family="text">
      <style:text-properties style:font-name="Times New Roman" fo:font-size="12pt" fo:language="uk" fo:country="UA" fo:font-weight="normal" officeooo:rsid="07442798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language="uk" fo:country="UA" fo:font-weight="normal" officeooo:rsid="07442798" fo:background-color="transparent" loext:char-shading-value="0" style:font-size-asian="12pt" style:font-weight-asian="normal" style:font-size-complex="12pt" style:font-weight-complex="bold"/>
    </style:style>
    <style:style style:name="T14" style:family="text">
      <style:text-properties style:font-name="Times New Roman" fo:font-size="12pt" fo:language="uk" fo:country="UA" fo:font-weight="normal" officeooo:rsid="080bd439" fo:background-color="transparent" loext:char-shading-value="0" style:font-size-asian="12pt" style:font-weight-asian="normal" style:font-size-complex="12pt" style:font-weight-complex="bold"/>
    </style:style>
    <style:style style:name="T15" style:family="text">
      <style:text-properties style:font-size-asian="12pt"/>
    </style:style>
    <style:style style:name="T16" style:family="text">
      <style:text-properties style:font-size-asian="12pt" style:font-weight-complex="bold"/>
    </style:style>
    <style:style style:name="T17" style:family="text">
      <style:text-properties officeooo:rsid="073eec8c" style:font-size-asian="12pt" style:font-weight-complex="bold"/>
    </style:style>
    <style:style style:name="T18" style:family="text">
      <style:text-properties officeooo:rsid="07eae6dc" style:font-size-asian="12pt" style:font-weight-complex="bold"/>
    </style:style>
    <style:style style:name="T19" style:family="text">
      <style:text-properties officeooo:rsid="080380ba" style:font-size-asian="12pt" style:font-weight-complex="bold"/>
    </style:style>
    <style:style style:name="T20" style:family="text">
      <style:text-properties officeooo:rsid="080441f9" style:font-size-asian="12pt" style:font-weight-complex="bold"/>
    </style:style>
    <style:style style:name="T21" style:family="text">
      <style:text-properties officeooo:rsid="081f73a8" style:font-size-asian="12pt" style:font-weight-complex="bold"/>
    </style:style>
    <style:style style:name="T22" style:family="text">
      <style:text-properties officeooo:rsid="08213611" style:font-size-asian="12pt" style:font-weight-complex="bold"/>
    </style:style>
    <style:style style:name="T23" style:family="text">
      <style:text-properties officeooo:rsid="07634019" style:font-size-asian="12pt"/>
    </style:style>
    <style:style style:name="T24" style:family="text">
      <style:text-properties officeooo:rsid="080c8884" style:font-size-asian="12pt"/>
    </style:style>
    <style:style style:name="T25" style:family="text">
      <style:text-properties officeooo:rsid="080cdde5" style:font-size-asian="12pt"/>
    </style:style>
    <style:style style:name="T26" style:family="text">
      <style:text-properties officeooo:rsid="08110e5f" style:font-size-asian="12pt"/>
    </style:style>
    <style:style style:name="T27" style:family="text">
      <style:text-properties officeooo:rsid="07442798"/>
    </style:style>
    <style:style style:name="T28" style:family="text">
      <style:text-properties officeooo:rsid="0793df9a" fo:background-color="transparent" loext:char-shading-value="0"/>
    </style:style>
    <style:style style:name="T29" style:family="text">
      <style:text-properties officeooo:rsid="07b3a354" fo:background-color="transparent" loext:char-shading-value="0"/>
    </style:style>
    <style:style style:name="T30" style:family="text">
      <style:text-properties officeooo:rsid="07bb3c05" fo:background-color="transparent" loext:char-shading-value="0"/>
    </style:style>
    <style:style style:name="T31" style:family="text">
      <style:text-properties officeooo:rsid="07d26587" fo:background-color="transparent" loext:char-shading-value="0"/>
    </style:style>
    <style:style style:name="T32" style:family="text">
      <style:text-properties officeooo:rsid="07d27b45" fo:background-color="transparent" loext:char-shading-value="0"/>
    </style:style>
    <style:style style:name="T33" style:family="text">
      <style:text-properties officeooo:rsid="078b5719"/>
    </style:style>
    <style:style style:name="T34" style:family="text">
      <style:text-properties officeooo:rsid="07e005bd"/>
    </style:style>
    <style:style style:name="T35" style:family="text">
      <style:text-properties officeooo:rsid="07e42e0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906in" draw:visible-area-height="1.9906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7">Лабораторна робота №</text:span><text:span text:style-name="T8">8</text:span></text:p>
      <text:p text:style-name="P15"><text:span text:style-name="T7"><text:line-break/></text:span><text:span text:style-name="T3">з дисципліни «Організація комп’ютерних мереж</text:span><text:span text:style-name="T9">»</text:span></text:p>
      <text:p text:style-name="P29"/>
      <text:p text:style-name="P16"><text:span text:style-name="T4">на тему: </text:span><text:span text:style-name="T6">«Адміністрування комп’ютерної мережі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0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1">Дніпро, 202</text:span><text:span text:style-name="T2">2</text:span></text:p>
      <text:p text:style-name="P2"><text:span text:style-name="T5">Тема. </text:span><text:span text:style-name="T11">Адміністрування комп’ютерної мережі.</text:span></text:p>
      <text:p text:style-name="P11">Мета.</text:p>
      <text:list xml:id="list1944555801" text:style-name="L1">
        <text:list-item>
          <text:p text:style-name="P31">Ознайомитись з основними обов’язками і можливостями адміністратора мережі (на прикладі Windows NT Server).</text:p>
        </text:list-item>
        <text:list-item>
          <text:p text:style-name="P31">Отримати практичні навички щодо дозволу і заборони сумісного використання каталогу.</text:p>
        </text:list-item>
        <text:list-item>
          <text:p text:style-name="P31">Отримати практичні навички створення і видалення облікового запису користувача.</text:p>
        </text:list-item>
        <text:list-item>
          <text:p text:style-name="P31">Ознайомитися з можливостями управління продуктивністю мережі.</text:p>
        </text:list-item>
      </text:list>
      <text:p text:style-name="P11">Порядок виконання роботи.</text:p>
      <text:list xml:id="list1162017013" text:style-name="L2">
        <text:list-item>
          <text:p text:style-name="P32">Ознайомтесь з основними обов’язками і можливостями адміністратора мережі (на прикладі Windows NT Server).</text:p>
        </text:list-item>
        <text:list-item>
          <text:p text:style-name="P32">Передайте каталог у сумісне використання (Lab_adm1).</text:p>
        </text:list-item>
        <text:list-item>
          <text:p text:style-name="P32">Скасуйте сумісне використання каталогу.</text:p>
        </text:list-item>
        <text:list-item>
          <text:p text:style-name="P32">Управління обліковими записами користувачів (створити та видалити обліковий запис) (Lab_adm2).</text:p>
        </text:list-item>
        <text:list-item>
          <text:p text:style-name="P32">Управління групами користувачів (створити та видалити групу) (Lab_adm3).</text:p>
        </text:list-item>
        <text:list-item>
          <text:p text:style-name="P32">Управління продуктивністю мережі (Lab_adm4).</text:p>
        </text:list-item>
      </text:list>
      <text:p text:style-name="P25"><text:s/></text:p>
      <text:p text:style-name="P27"/>
      <text:p text:style-name="P28">Короткий опис команд для організації управління сумісним використанням</text:p>
      <text:p text:style-name="P27">каталогу, обліковими записами користувачів і групами користувачів</text:p>
      <text:p text:style-name="P17">Щоб забезпечити сумісне використання каталогу:</text:p>
      <text:list xml:id="list2724154175" text:style-name="L3">
        <text:list-item>
          <text:p text:style-name="P33">виділіть його в меню Disk,</text:p>
        </text:list-item>
        <text:list-item>
          <text:p text:style-name="P33">виберіть команду Share As… – <text:span text:style-name="T33">р</text:span>озкриється діалогове вікно New Share <text:span text:style-name="T35">з </text:span>параметр<text:span text:style-name="T35">ами</text:span>:</text:p>
        </text:list-item>
      </text:list>
      <text:list xml:id="list2509545638" text:style-name="L4">
        <text:list-item>
          <text:list>
            <text:list-item>
              <text:p text:style-name="P34">Share Name – ім’я, під яким каталог буде видно мережевому користувачеві.</text:p>
            </text:list-item>
            <text:list-item>
              <text:p text:style-name="P34">Path – шлях і ім’я каталогу.</text:p>
            </text:list-item>
            <text:list-item>
              <text:p text:style-name="P34">Comment – коментар.</text:p>
            </text:list-item>
            <text:list-item>
              <text:p text:style-name="P34">User Limit – максимальна кількість користувачів, які можуть одночасно підключитися.</text:p>
            </text:list-item>
            <text:list-item>
              <text:p text:style-name="P35">Permissions – права доступу.</text:p>
            </text:list-item>
          </text:list>
        </text:list-item>
      </text:list>
      <text:p text:style-name="P20">Щоб відмінити сумісне використання каталогу:</text:p>
      <text:list xml:id="list1344437186" text:style-name="L5">
        <text:list-item>
          <text:p text:style-name="P36">виділіть його в меню Disk,</text:p>
        </text:list-item>
        <text:list-item>
          <text:p text:style-name="P36">виберіть команду Stop Sharing,</text:p>
        </text:list-item>
        <text:list-item>
          <text:p text:style-name="P40"><text:span text:style-name="T34">натисніть</text:span><text:span text:style-name="T27"> кнопку OK.</text:span></text:p>
        </text:list-item>
      </text:list>
      <text:p text:style-name="P19"/>
      <text:p text:style-name="P21">Щоб створити новий обліковий запис:</text:p>
      <text:list xml:id="list3675020017" text:style-name="L6">
        <text:list-item>
          <text:p text:style-name="P41">Двічі клацніть значок Administrative Tools.</text:p>
        </text:list-item>
      </text:list>
      <text:list xml:id="list1030545095" text:style-name="L7">
        <text:list-item>
          <text:p text:style-name="P42">У групі Administrative Tools двічі клацніть значок User Manager for Domains.</text:p>
        </text:list-item>
        <text:list-item>
          <text:p text:style-name="P42">Клацніть команду New User. Відчиниться діалогове вікно New User.</text:p>
          <text:list>
            <text:list-item>
              <text:p text:style-name="P43">Username – ідентифікує обліковий запис користувача. Ім’я користувача не повинно співпадати з іменем іншого користувача, групи домена адміністрування або комп’ютера. Воно може вміщувати до 20 будь-яких символів довільного регістра, окрім наступних: ', ", /, :; \, |, =, +, *, ?, &lt;, &gt;.</text:p>
            </text:list-item>
            <text:list-item>
              <text:p text:style-name="P44">Full Name – повне ім’я.</text:p>
            </text:list-item>
            <text:list-item>
              <text:p text:style-name="P45">Description – описує обліковий запис або користувача.</text:p>
            </text:list-item>
            <text:list-item>
              <text:p text:style-name="P45">Password і Confirm Password — містить пароль, максимальна довжина якого 14 символів.</text:p>
            </text:list-item>
          </text:list>
        </text:list-item>
        <text:list-item>
          <text:p text:style-name="P46">Клацніть OK</text:p>
        </text:list-item>
      </text:list>
      <text:p text:style-name="P51">Щоб видалити обліковий запис:</text:p>
      <text:list xml:id="list2150806270" text:style-name="L8">
        <text:list-item>
          <text:p text:style-name="P55"><text:span text:style-name="T29">К</text:span><text:span text:style-name="T28">лацніть ім’я користувача.</text:span></text:p>
        </text:list-item>
        <text:list-item>
          <text:p text:style-name="P47">Із меню User виберіть Delete.</text:p>
        </text:list-item>
      </text:list>
      <text:p text:style-name="P48"/>
      <text:p text:style-name="P23"><text:span text:style-name="T30">Щоб с</text:span><text:span text:style-name="T28">твор</text:span><text:span text:style-name="T30">и</text:span><text:span text:style-name="T28">т</text:span><text:span text:style-name="T30">и</text:span><text:span text:style-name="T28"> групу:</text:span></text:p>
      <text:list xml:id="list3133173372" text:style-name="L9">
        <text:list-item>
          <text:p text:style-name="P49">Двічі клацніть значок Administrative Tools. Відкриється група Administrative Tools.</text:p>
        </text:list-item>
        <text:list-item>
          <text:p text:style-name="P49">У групі Administrative Tools двічі клацніть значок User Manager for Domains. Відбудеться запуск програми User Manager for Domains.</text:p>
        </text:list-item>
        <text:list-item>
          <text:p text:style-name="P49">Із меню User виберіть New Local Group. Відкриється діалогове вікно New Local Group.</text:p>
        </text:list-item>
        <text:list-item>
          <text:p text:style-name="P49">Додайте в систему нову групу:</text:p>
          <text:list>
            <text:list-item>
              <text:p text:style-name="P50">Group Name – ідентифікує локальну групу (або користувача) в домені адміністрування або комп’ютері. Воно може вміщувати будь-які символи довільного регістра, окрім наступних: ; \, =, +, *, ?, &lt;, &gt;.</text:p>
            </text:list-item>
            <text:list-item>
              <text:p text:style-name="P50">Description – описує групу або користувачів цієї групи.</text:p>
            </text:list-item>
          </text:list>
        </text:list-item>
        <text:list-item>
          <text:p text:style-name="P49">Для виклику списку користувачів, котрих можна додати в групу, клацніть Add.</text:p>
        </text:list-item>
        <text:list-item>
          <text:p text:style-name="P56"><text:span text:style-name="T28">Клацнувши, оберіть ім’я одного </text:span><text:span text:style-name="T31">(або декілька, утримуючи ctrl)</text:span><text:span text:style-name="T28"> з користувачів, відображених у вікні Members. Тепер ім’я підсвічене. Клацніть Add.</text:span></text:p>
        </text:list-item>
      </text:list>
      <text:p text:style-name="P23"><text:span text:style-name="T32">Щоб в</text:span><text:span text:style-name="T28">идал</text:span><text:span text:style-name="T32">ити</text:span><text:span text:style-name="T28"> груп</text:span><text:span text:style-name="T32">у:</text:span></text:p>
      <text:list xml:id="list232156364414917" text:continue-numbering="true" text:style-name="L9">
        <text:list-item>
          <text:p text:style-name="P49">Клацніть ім’я групи.</text:p>
        </text:list-item>
        <text:list-item>
          <text:p text:style-name="P49">Із меню User виберіть Delete.</text:p>
        </text:list-item>
      </text:list>
      <text:p text:style-name="P28">Короткий опис можливостей управління продуктивністю мережі</text:p>
      <text:p text:style-name="P18"><text:span text:style-name="T16">Після інсталяції елементів TCP/IP ви можете використати утиліту Performance Monitor для контролю продуктивності мережі. Для цього необхідно виконати </text:span><text:span text:style-name="T18">наступні</text:span><text:span text:style-name="T16"> дії:</text:span></text:p>
      <text:list xml:id="list1143393737" text:style-name="L10">
        <text:list-item>
          <text:p text:style-name="P53">У Program Manager виберіть групу Administrative Tools і двічі клацніть на значок Performance Monitor. Меню “Вид” (View) містить наступні пункти:</text:p>
        </text:list-item>
      </text:list>
      <text:list xml:id="list340353974" text:style-name="L11">
        <text:list-item>
          <text:list>
            <text:list-item>
              <text:p text:style-name="P54">Chart – Зображує діаграму зміни показників.</text:p>
            </text:list-item>
            <text:list-item>
              <text:p text:style-name="P54">Alert – Посилання повідомлення.</text:p>
            </text:list-item>
            <text:list-item>
              <text:p text:style-name="P54">Log – Збирання даних і запис їх до файлу.</text:p>
            </text:list-item>
            <text:list-item>
              <text:p text:style-name="P54">Report – Вивід для друку.</text:p>
            </text:list-item>
          </text:list>
        </text:list-item>
      </text:list>
      <text:list xml:id="list232156247209329" text:continue-list="list1143393737" text:style-name="L10">
        <text:list-header>
          <text:p text:style-name="P53">Попередньо обумовлено, що збереження даних про показники виконується у формі діаграм.</text:p>
        </text:list-header>
        <text:list-item>
          <text:p text:style-name="P53">Із меню Edit виберіть команду Add To Chart.</text:p>
        </text:list-item>
        <text:list-item>
          <text:p text:style-name="P53">В діалоговому вікні Add To Chart із списку комп’ютерів (Computer) виберіть той, продуктивність якого потребує нагляду.</text:p>
        </text:list-item>
        <text:list-item>
          <text:p text:style-name="P53">Із списку об’єктів (Object) виберіть необхідний процес.</text:p>
        </text:list-item>
        <text:list-item>
          <text:p text:style-name="P53">Із списку лічильників (Counter) виберіть такі, за показаннями яких необхідно встановити нагляд для кожного з процесів, а потім натисніть кнопку Add.</text:p>
        </text:list-item>
        <text:list-item>
          <text:p text:style-name="P53">Закінчивши установлення лічильників, натисніть кнопку Done.</text:p>
        </text:list-item>
        <text:list-item>
          <text:p text:style-name="P53">Для кожного процесу можна також сформувати вид графіка, обравши відповідний колір (Color), масштаб (Scale), ширину (Width) і тип лінії (Style).</text:p>
        </text:list-item>
      </text:list>
      <text:p text:style-name="P26">Висновки</text:p>
      <text:p text:style-name="P22"><text:span text:style-name="T17">T</text:span><text:span text:style-name="T16">ODO</text:span></text:p>
      <text:p text:style-name="P24">Контрольні питання</text:p>
      <text:list xml:id="list3254097982" text:style-name="L12">
        <text:list-item>
          <text:p text:style-name="P59">5 категорій управління локальною мережею, що визначені ISO.</text:p>
          <text:list>
            <text:list-item>
              <text:p text:style-name="P38"><text:span text:style-name="T20">У</text:span><text:span text:style-name="T17">правління користувачами - створення і підтримка облікових записів користувачів, управління доступом користувачів до ресурсів.</text:span></text:p>
            </text:list-item>
            <text:list-item>
              <text:p text:style-name="P38"><text:span text:style-name="T20">У</text:span><text:span text:style-name="T17">правління ресурсами - установка і підтримка мережевих ресурсів.</text:span></text:p>
            </text:list-item>
            <text:list-item>
              <text:p text:style-name="P38"><text:span text:style-name="T20">У</text:span><text:span text:style-name="T17">правління конфігурацією - планування конфігурації мережі, її розширення, а також ведення необхідної документації.</text:span></text:p>
            </text:list-item>
            <text:list-item>
              <text:p text:style-name="P38"><text:span text:style-name="T20">У</text:span><text:span text:style-name="T17">правління продуктивністю - моніторинг і контроль за мережевими операціями для підтримки і поліпшення продуктивності мережі,</text:span></text:p>
            </text:list-item>
            <text:list-item>
              <text:p text:style-name="P38"><text:span text:style-name="T20">П</text:span><text:span text:style-name="T17">ідтримка </text:span><text:span text:style-name="T19">з</text:span><text:span text:style-name="T17">боїв - попередження, виявлення і вирішення проблем мережі. </text:span></text:p>
            </text:list-item>
          </text:list>
        </text:list-item>
        <text:list-item>
          <text:p text:style-name="P58"><text:span text:style-name="T15">4 типи продуктів для управління ЛОМ, </text:span><text:span text:style-name="T23">які</text:span><text:span text:style-name="T15"> працюю</text:span><text:span text:style-name="T23">ть </text:span><text:span text:style-name="T15">з п’ятьма категоріями ISO (КВП, мережеві монітори, мережеві аналізатори, інтегровані системи управління мережами).</text:span></text:p>
        </text:list-item>
      </text:list>
      <text:list xml:id="list3225145849" text:style-name="L13">
        <text:list-item>
          <text:list>
            <text:list-item>
              <text:p text:style-name="P60"><text:span text:style-name="T12">КВП - </text:span><text:span text:style-name="T15">Контрольно-вимірювальні прилади:</text:span><text:span text:style-name="T12"> </text:span><text:span text:style-name="T13">рефлектометри, осцилографи, детектори розривів, вимірювачі потужності, т</text:span><text:span text:style-name="T14">ощо</text:span><text:span text:style-name="T13">.</text:span></text:p>
            </text:list-item>
            <text:list-item>
              <text:p text:style-name="P37"><text:span text:style-name="T15">Мережеві монітори – підключають</text:span><text:span text:style-name="T24">ся</text:span><text:span text:style-name="T15"> до ЛОМ для контролю трафіка, </text:span><text:span text:style-name="T24">вони с</text:span><text:span text:style-name="T15">творю</text:span><text:span text:style-name="T24">ють</text:span><text:span text:style-name="T15"> статистичні повідомлення про використання мережі, типи пакетів, число переданих і прийнятих пакетів.</text:span></text:p>
            </text:list-item>
            <text:list-item>
              <text:p text:style-name="P37"><text:span text:style-name="T15">Мережевий аналізатори – комп’ютер, </text:span><text:span text:style-name="T25">який аналізує використання мережі.</text:span></text:p>
            </text:list-item>
            <text:list-item>
              <text:p text:style-name="P37"><text:span text:style-name="T15">Інтегровані системи управління мережами — </text:span><text:span text:style-name="T26">Централізована система контролю мережі, яка включає усі 5 категорій управління, визначені ISO.</text:span></text:p>
            </text:list-item>
          </text:list>
        </text:list-item>
      </text:list>
      <text:list xml:id="list232155958093058" text:continue-list="list3254097982" text:style-name="L12">
        <text:list-item>
          <text:p text:style-name="P59">Основні функції адміністратора.</text:p>
        </text:list-item>
      </text:list>
      <text:list xml:id="list2581644842" text:style-name="L14">
        <text:list-item>
          <text:list>
            <text:list-item>
              <text:p text:style-name="P39">створення облікових записів користувачів і управління ними</text:p>
            </text:list-item>
            <text:list-item>
              <text:p text:style-name="P39">захист даних</text:p>
            </text:list-item>
            <text:list-item>
              <text:p text:style-name="P39">навчання і підтримка користувачів</text:p>
            </text:list-item>
            <text:list-item>
              <text:p text:style-name="P39">модернізація існуючого програмного забезпечення і установка нового</text:p>
            </text:list-item>
            <text:list-item>
              <text:p text:style-name="P39">архівування</text:p>
            </text:list-item>
            <text:list-item>
              <text:p text:style-name="P39">попередження втрати даних</text:p>
            </text:list-item>
            <text:list-item>
              <text:p text:style-name="P39">моніторинг і управління простором для збереження даних на сервері</text:p>
            </text:list-item>
            <text:list-item>
              <text:p text:style-name="P39">настройка мережі для досягнення максимальної продуктивності</text:p>
            </text:list-item>
            <text:list-item>
              <text:p text:style-name="P39">резервне копіювання даних</text:p>
            </text:list-item>
            <text:list-item>
              <text:p text:style-name="P39">захист мережі від вірусів</text:p>
            </text:list-item>
            <text:list-item>
              <text:p text:style-name="P39">рішення мережевих проблем</text:p>
            </text:list-item>
            <text:list-item>
              <text:p text:style-name="P39">модернізація і заміна компонентів мережі</text:p>
            </text:list-item>
            <text:list-item>
              <text:p text:style-name="P39">додавання в мережу нових комп'ютерів</text:p>
            </text:list-item>
          </text:list>
        </text:list-item>
      </text:list>
      <text:list xml:id="list232157076487299" text:continue-list="list232155958093058" text:style-name="L12">
        <text:list-item>
          <text:p text:style-name="P59">RAID.</text:p>
          <text:p text:style-name="P52"><text:span text:style-name="T17">R</text:span><text:span text:style-name="T16">AID </text:span><text:span text:style-name="T21">(Redundant array of inexpensive disks) — надмірн</text:span><text:span text:style-name="T22">ий </text:span><text:span text:style-name="T21">масив недорогих дисків, </text:span><text:span text:style-name="T22">ця технологія об’єднує декілька фізичних дискових пристроїв в один або декілька логічних, які мають більшу швидкість, попереджають втрату даних, або все разом.</text:span></text:p>
        </text:list-item>
        <text:list-item>
          <text:p text:style-name="P59">До якої категорії управління ЛОМ ISO відносяться відповідно Lab_adm1, Lab_adm2, Lab_adm3, Lab_adm4?</text:p>
          <text:p text:style-name="P57"><text:span text:style-name="T17">T</text:span><text:span text:style-name="T16">ODO</text:span></text:p>
        </text:list-item>
        <text:list-item>
          <text:p text:style-name="P59">До якого рівня RAID відноситься Disk duplexing (дублювання)?</text:p>
          <text:p text:style-name="P57"><text:span text:style-name="T17">T</text:span><text:span text:style-name="T16">ODO</text:span></text:p>
        </text:list-item>
        <text:list-item>
          <text:p text:style-name="P59">Чим відрізняються Disk mirroring (дзеркальне відображення дисків) і Disk duplexing (дублювання)?</text:p>
          <text:p text:style-name="P57"><text:soft-page-break/><text:span text:style-name="T17">T</text:span><text:span text:style-name="T16">ODO</text:span></text:p>
        </text:list-item>
        <text:list-item>
          <text:p text:style-name="P59">Які рівні RAID підтримує Windows NT Server?</text:p>
          <text:p text:style-name="P57"><text:span text:style-name="T17">T</text:span><text:span text:style-name="T16">OD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12T23:21:54.867178951</dc:date>
    <meta:editing-duration>PT23H26M40S</meta:editing-duration>
    <meta:editing-cycles>1933</meta:editing-cycles>
    <meta:generator>LibreOffice/7.2.6.2$Linux_X86_64 LibreOffice_project/20$Build-2</meta:generator>
    <meta:document-statistic meta:table-count="0" meta:image-count="0" meta:object-count="1" meta:page-count="6" meta:paragraph-count="118" meta:word-count="961" meta:character-count="6947" meta:non-whitespace-character-count="6156"/>
  </office:meta>
</office:document-meta>
</file>